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ad7da" officeooo:paragraph-rsid="001ad7da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c1d35" officeooo:paragraph-rsid="001c1d35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c1d35" officeooo:paragraph-rsid="001c3212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c3212" officeooo:paragraph-rsid="001c3212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e05f9" officeooo:paragraph-rsid="001e05f9" style:font-size-asian="10.5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officeooo:rsid="001ad7da" officeooo:paragraph-rsid="001ad7da" style:font-size-asian="14pt" style:font-weight-asian="bold" style:font-size-complex="14pt" style:font-weight-complex="bold"/>
    </style:style>
    <style:style style:name="T1" style:family="text">
      <style:text-properties officeooo:rsid="001c3212"/>
    </style:style>
    <style:style style:name="T2" style:family="text">
      <style:text-properties officeooo:rsid="001f6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PU Accounting Controller</text:p>
      <text:p text:style-name="P6">(Контроллер учёта CPU)</text:p>
      <text:p text:style-name="P1">Контроллер учёта CPU используется для группирования задач, используя контрольные группы, и учёта использования CPU задач этих групп.</text:p>
      <text:p text:style-name="P1">Контроллер учёта CPU поддерживает мультииерархные группы. Учётная группа аккумулирует использование CPU всех своих дочерних групп и задач, которые непосредственно присутствуют в этих группах.</text:p>
      <text:p text:style-name="P1">Для начала, учётная группа может быть создана путём монтирования файловой системы контрольной группы.</text:p>
      <text:p text:style-name="P1"/>
      <text:p text:style-name="P1"># mount -t cgroup -ocpuacct none /sys/fs/cgroup</text:p>
      <text:p text:style-name="P1"/>
      <text:p text:style-name="P2">На шаге выше, родительская или группа инициализации становится видимой в /sys/fs/cgroup. Во время загрузки эта группа включает все задачи системы. /sys/fs/cgroup/tasks содержит список задач в этой группе.</text:p>
      <text:p text:style-name="P3">/<text:span text:style-name="T1">sys/fs/cgroup/cpuacct.usage предоставляет время CPU (в наносекундах) полученное контрольной группой, которое по существу получили все задачи в данной системе. По сути показывается время CPU, которое были выделено и использовано задачами. Новые учётные группы могут быть созданы под родительской группой /sys/fs/cgroup.</text:span></text:p>
      <text:p text:style-name="P3"/>
      <text:p text:style-name="P3"><text:span text:style-name="T1"># cd /sys/fs/cgroup</text:span></text:p>
      <text:p text:style-name="P3"><text:span text:style-name="T1"># mkdir g1</text:span></text:p>
      <text:p text:style-name="P3"><text:span text:style-name="T1"># echo $$ &gt; g1/tasks</text:span></text:p>
      <text:p text:style-name="P3"/>
      <text:p text:style-name="P3"><text:span text:style-name="T1">Шаги выше создают новую контрольную группу g1 и перемещают текущий процесс оболочки (bash) в неё. Время CPU, которое потребляется bash и её потомками может быть получено из g1/cpuacct.usage и тоже самое аккумулируется также и в /sys/fs/cgroup/cpuacct.usage. </text:span></text:p>
      <text:p text:style-name="P4">Файл cpuaact.stat содержит список некоторой статистической информации которая далее делит время CPU, которое использовала контрольная группа на время, на время в пользовательском пространстве и системном(user time, system time). В данный момент следующая статистика поддерживается:</text:p>
      <text:p text:style-name="P4">user: Время, затраченное задачей в контрольной группе, в режиме пользователя.</text:p>
      <text:p text:style-name="P4">system: Время, затраченное задачей в контрольной группе, в режиме ядра.</text:p>
      <text:p text:style-name="P4">Единицы user и system измеряются в единицах USER_HZ.</text:p>
      <text:p text:style-name="P5">Контроллер учёта CPU использует интерфейс percpu_counter для сбора времени в пользовательском пространстве и в пространстве ядра. Это имеет двусторонний эффект:</text:p>
      <text:p text:style-name="P5">- <text:span text:style-name="T2">Теоретически возможно увидеть неверные значения для пользовательского и системного времени. Всё потому что percpu_counter_read() в 32-х разрядных системах небезопасный вопреки конкурентной записи.</text:span></text:p>
      <text:p text:style-name="P5">- <text:span text:style-name="T2">Возможно увидеть немного устарелые значения для пользовательского и системного времени в следствии пакетной обработки, которая натуральна(естественна) для percpu_coun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5:01:36.404216472</meta:creation-date>
    <dc:date>2015-01-05T15:39:58.214613274</dc:date>
    <meta:editing-duration>PT30M49S</meta:editing-duration>
    <meta:editing-cycles>7</meta:editing-cycles>
    <meta:generator>LibreOffice/4.1.6.2$Linux_X86_64 LibreOffice_project/410m0$Build-2</meta:generator>
    <meta:document-statistic meta:table-count="0" meta:image-count="0" meta:object-count="0" meta:page-count="1" meta:paragraph-count="19" meta:word-count="303" meta:character-count="2359" meta:non-whitespace-character-count="2074"/>
  </office:meta>
</office:document-meta>
</file>